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draw:fill-color="#e6e6e6" draw:textarea-horizontal-align="justify" draw:textarea-vertical-align="middle" draw:auto-grow-height="false" fo:min-height="1.147cm" fo:min-width="16.77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svg:stroke-color="#000000" draw:fill-color="#b3b3b3" draw:textarea-horizontal-align="justify" draw:textarea-vertical-align="middle" draw:auto-grow-height="false" fo:min-height="4.068cm" fo:min-width="0.008cm"/>
    </style:style>
    <style:style style:name="gr4" style:family="graphic" style:parent-style-name="objectwithoutfill">
      <style:graphic-properties draw:stroke="dash" draw:stroke-dash="Dashed_20__28_var_29_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6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447cm" fo:min-width="16.827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4" style:family="paragraph">
      <loext:graphic-properties draw:fill-color="#b3b3b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CMU Serif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CMU Serif" fo:font-size="12pt" style:font-size-asian="12pt" style:font-size-complex="12pt"/>
    </style:style>
    <style:style style:name="P8" style:family="paragraph">
      <loext:graphic-properties draw:fill-color="#cccccc"/>
      <style:paragraph-properties fo:text-align="center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.397cm" svg:x="0.381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1.27cm" svg:y="3.175cm">
          <text:p text:style-name="P2"><text:span text:style-name="T1">Instruction</text:span></text:p>
          <text:p text:style-name="P2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5.588cm" svg:y="2.159cm">
          <text:p text:style-name="P2"><text:span text:style-name="T1">Instruction</text:span></text:p>
          <text:p text:style-name="P2"><text:span text:style-name="T1">De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5.588cm" svg:y="4.191cm">
          <text:p text:style-name="P2"><text:span text:style-name="T1">Scratchpad</text:span></text:p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4.318cm" svg:x="4.445cm" svg:y="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9.906cm" svg:y="2.159cm">
          <text:p text:style-name="P2"><text:span text:style-name="T1">ALU</text:span></text:p>
          <text:p text:style-name="P2"><text:span text:style-name="T1">Execu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9.906cm" svg:y="4.191cm">
          <text:p text:style-name="P2"><text:span text:style-name="T1">Memory</text:span></text:p>
          <text:p text:style-name="P2"><text:span text:style-name="T1">Acce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4.318cm" svg:x="8.763cm" svg:y="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14.224cm" svg:y="2.159cm">
          <text:p text:style-name="P2"><text:span text:style-name="T1">Scratchpad</text:span></text:p>
          <text:p text:style-name="P2"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14.224cm" svg:y="4.191cm">
          <text:p text:style-name="P2"><text:span text:style-name="T1">CCR</text:span></text:p>
          <text:p text:style-name="P2"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4.318cm" svg:x="13.081cm" svg:y="1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4.318cm" svg:x="17.399cm" svg:y="1.65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699cm" svg:y1="1.651cm" svg:x2="4.699cm" svg:y2="0.254cm">
          <text:p/>
        </draw:line>
        <draw:line draw:style-name="gr4" draw:text-style-name="P5" draw:layer="layout" svg:x1="9.017cm" svg:y1="1.651cm" svg:x2="9.017cm" svg:y2="0.254cm">
          <text:p/>
        </draw:line>
        <draw:line draw:style-name="gr4" draw:text-style-name="P5" draw:layer="layout" svg:x1="13.335cm" svg:y1="1.651cm" svg:x2="13.335cm" svg:y2="0.254cm">
          <text:p/>
        </draw:line>
        <draw:line draw:style-name="gr4" draw:text-style-name="P5" draw:layer="layout" svg:x1="17.653cm" svg:y1="1.651cm" svg:x2="17.653cm" svg:y2="0.254cm">
          <text:p/>
        </draw:line>
        <draw:frame draw:style-name="gr5" draw:text-style-name="P7" draw:layer="layout" svg:width="4.318cm" svg:height="1.397cm" svg:x="4.699cm" svg:y="0.254cm">
          <draw:text-box>
            <text:p text:style-name="P6"><text:span text:style-name="T1">Stage 1</text:span></text:p>
          </draw:text-box>
        </draw:frame>
        <draw:frame draw:style-name="gr5" draw:text-style-name="P7" draw:layer="layout" svg:width="4.318cm" svg:height="1.397cm" svg:x="0.381cm" svg:y="0.254cm">
          <draw:text-box>
            <text:p text:style-name="P6"><text:span text:style-name="T1">Stage 0</text:span></text:p>
          </draw:text-box>
        </draw:frame>
        <draw:frame draw:style-name="gr5" draw:text-style-name="P7" draw:layer="layout" svg:width="4.318cm" svg:height="1.397cm" svg:x="9.017cm" svg:y="0.254cm">
          <draw:text-box>
            <text:p text:style-name="P6"><text:span text:style-name="T1">Stage 2</text:span></text:p>
          </draw:text-box>
        </draw:frame>
        <draw:frame draw:style-name="gr5" draw:text-style-name="P7" draw:layer="layout" svg:width="4.318cm" svg:height="1.397cm" svg:x="13.335cm" svg:y="0.254cm">
          <draw:text-box>
            <text:p text:style-name="P6"><text:span text:style-name="T1">Stage 3</text:span></text:p>
          </draw:text-box>
        </draw:frame>
        <draw:custom-shape draw:style-name="gr6" draw:text-style-name="P4" draw:layer="layout" svg:width="0.508cm" svg:height="0.508cm" svg:x="4.445cm" svg:y="5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508cm" svg:x="8.763cm" svg:y="5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508cm" svg:x="13.081cm" svg:y="5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508cm" svg:x="17.399cm" svg:y="5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5" draw:layer="layout" svg:x1="0.381cm" svg:y1="1.652cm" svg:x2="0.381cm" svg:y2="0.255cm">
          <text:p/>
        </draw:line>
        <draw:custom-shape draw:style-name="gr7" draw:text-style-name="P8" draw:layer="layout" svg:width="18.542cm" svg:height="0.889cm" svg:x="0.381cm" svg:y="6.477cm">
          <text:p/>
          <draw:enhanced-geometry svg:viewBox="0 0 21600 21600" draw:text-areas="0 ?f0 ?f5 ?f2" draw:type="right-arrow" draw:modifiers="19811.9398155638 5242.247191011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9.17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0:52:50.549202503</meta:creation-date>
    <dc:date>2017-06-20T13:26:16.774597914</dc:date>
    <meta:editing-duration>PT20M44S</meta:editing-duration>
    <meta:editing-cycles>5</meta:editing-cycles>
    <meta:generator>LibreOffice/5.0.6.2$Linux_X86_64 LibreOffice_project/00$Build-2</meta:generator>
    <meta:document-statistic meta:object-count="26"/>
  </office:meta>
</office:document-meta>
</file>